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text-position="super 63.6%"/>
    </style:style>
  </office:automatic-styles>
  <office:body>
    <office:text text:use-soft-page-breaks="true">
      <text:p text:style-name="P1">Festus Obekhai Okhaishie</text:p>
      <text:p text:style-name="Normal">Martha Okhaishie<text:s/></text:p>
      <text:p text:style-name="Normal">103 Mill Drive ,</text:p>
      <text:p text:style-name="Normal">Aberdeen AB21 9FR</text:p>
      <text:p text:style-name="Normal">United Kingdom</text:p>
      <text:p text:style-name="Normal">+44 7403027406.</text:p>
      <text:p text:style-name="Normal">To Whom It May Concern:</text:p>
      <text:p text:style-name="Normal">Application for a Standard Visitor Visa: Imozemhe<text:s/>Joy Odion; 28<text:span text:style-name="T2">th</text:span><text:s/>April 1975; Passport No: B00413374.</text:p>
      <text:p text:style-name="Normal">I Festus Obekhai Okhaishie, my wife Martha Okhaishie and my family are writing to confirm the invitation Imozemhe Joy Odion my sister in law to visit us and our children (Jason Okhaishie, Perfect Okhaishie and Peculiar Okhaishie) in the UK for 4 weeks in order to have a short holiday and it’s an opportunity for her to see the entire family and see my our daughter for the first time. Martha spent most huge part of her life growing up in Lagos Nigeria with Imozemhe Joy Odion and she referred to Joy Odion as her mum. Since Martha departure from Nigeria in December of 2017 with her children to join her husband in United Kingdom, It will be a great honour for the Okhaishie,s to host Imozemhe Joy Odion in Aberdeen and a big reunion opportunity. <text:s/>Imozemhe Joy Odion will spend a of period of one month and she will re-join the rest of her family back in Nigeria. Imozemhe Joy Odion is a Pastor , businesswoman, and a mother of six.</text:p>
      <text:p text:style-name="Normal">I am a British National, working at with Living Ambition (Life ways) and Beannachar Ltd respectively. Martha Okhaishie has a spouse settlement visa and <text:s/>working for Bon Accord Care.</text:p>
      <text:p text:style-name="Normal">We<text:s/>will be able to accommodate<text:s/>and hosting Imozemhe Joy Odion<text:s/>for the duration of her stay in the United Kingdom<text:s/>and we have<text:s/>enclosed all necessary documents to support this application.</text:p>
      <text:p text:style-name="Normal">Should you require any additional information please do not hesitate to contact us.</text:p>
      <text:p text:style-name="Normal">+447403027406 (Festus) <text:s/>or +447378166613 (Martha) and Email: okhaiplease@yahoo.com</text:p>
      <text:p text:style-name="Normal">Yours faithfully</text:p>
      <text:p text:style-name="Normal">Festus Obekhai Okhaishie<text:s/>and<text:s/>Martha Okhaishie</text:p>
      <text:p text:style-name="Normal">7thth March<text:s/>2023</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stus Okhaishie</meta:initial-creator>
    <dc:creator>Festus Okhaishie</dc:creator>
    <meta:creation-date>2023-02-15T10:36:00Z</meta:creation-date>
    <dc:date>2023-03-06T21:41:00Z</dc:date>
    <meta:template xlink:href="Normal" xlink:type="simple"/>
    <meta:editing-cycles>4</meta:editing-cycles>
    <meta:editing-duration>PT0S</meta:editing-duration>
    <meta:document-statistic meta:page-count="1" meta:paragraph-count="3" meta:word-count="266" meta:character-count="1784" meta:row-count="12" meta:non-whitespace-character-count="1521"/>
  </office:meta>
</office:document-meta>
</file>